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Old cal</text:p>
          </table:table-cell>
          <table:table-cell office:value-type="string" calcext:value-type="string">
            <text:p>New 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07502" calcext:value-type="float">
            <text:p>0.000807502</text:p>
          </table:table-cell>
          <table:table-cell table:style-name="ce1" office:value-type="float" office:value="0.000815565" calcext:value-type="float">
            <text:p>0.000815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051" calcext:value-type="float">
            <text:p>0.0008051</text:p>
          </table:table-cell>
          <table:table-cell table:style-name="ce1" office:value-type="float" office:value="0.000805263" calcext:value-type="float">
            <text:p>0.000805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809222" calcext:value-type="float">
            <text:p>0.0008809222</text:p>
          </table:table-cell>
          <table:table-cell table:style-name="ce1" office:value-type="float" office:value="0.000935208" calcext:value-type="float">
            <text:p>0.000935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8155797" calcext:value-type="float">
            <text:p>0.0008155797</text:p>
          </table:table-cell>
          <table:table-cell table:style-name="ce1" office:value-type="float" office:value="0.000798539" calcext:value-type="float">
            <text:p>0.000798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797081" calcext:value-type="float">
            <text:p>0.000797081</text:p>
          </table:table-cell>
          <table:table-cell table:style-name="ce1" office:value-type="float" office:value="0.000815565" calcext:value-type="float">
            <text:p>0.000815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.001</text:p>
          </table:table-cell>
          <table:table-cell table:style-name="ce1" office:value-type="float" office:value="0.00083698" calcext:value-type="float">
            <text:p>0.00083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791575" calcext:value-type="float">
            <text:p>0.000791575</text:p>
          </table:table-cell>
          <table:table-cell table:style-name="ce1" office:value-type="float" office:value="0.000808668" calcext:value-type="float">
            <text:p>0.000808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09329" calcext:value-type="float">
            <text:p>0.000809329</text:p>
          </table:table-cell>
          <table:table-cell table:style-name="ce1" office:value-type="float" office:value="0.000829718" calcext:value-type="float">
            <text:p>0.000829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09901" calcext:value-type="float">
            <text:p>0.000809901</text:p>
          </table:table-cell>
          <table:table-cell table:style-name="ce1" office:value-type="float" office:value="0.000815565" calcext:value-type="float">
            <text:p>0.000815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820137" calcext:value-type="float">
            <text:p>0.000820137</text:p>
          </table:table-cell>
          <table:table-cell table:style-name="ce1" office:value-type="float" office:value="0.000819058" calcext:value-type="float">
            <text:p>0.0008190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78482" calcext:value-type="float">
            <text:p>0.00078482</text:p>
          </table:table-cell>
          <table:table-cell table:style-name="ce1" office:value-type="float" office:value="0.00078866" calcext:value-type="float">
            <text:p>0.000788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00804308" calcext:value-type="float">
            <text:p>0.000804308</text:p>
          </table:table-cell>
          <table:table-cell table:style-name="ce1" office:value-type="float" office:value="0.000812102" calcext:value-type="float">
            <text:p>0.000812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83137" calcext:value-type="float">
            <text:p>0.000883137</text:p>
          </table:table-cell>
          <table:table-cell table:style-name="ce1" office:value-type="float" office:value="0.000883372" calcext:value-type="float">
            <text:p>0.000883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90012" calcext:value-type="float">
            <text:p>0.000890012</text:p>
          </table:table-cell>
          <table:table-cell table:style-name="ce1" office:value-type="float" office:value="0.000891608" calcext:value-type="float">
            <text:p>0.0008916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92132" calcext:value-type="float">
            <text:p>0.000892132</text:p>
          </table:table-cell>
          <table:table-cell table:style-name="ce1"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881072" calcext:value-type="float">
            <text:p>0.000881072</text:p>
          </table:table-cell>
          <table:table-cell table:style-name="ce1" office:value-type="float" office:value="0.000883372" calcext:value-type="float">
            <text:p>0.0008833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884337" calcext:value-type="float">
            <text:p>0.000884337</text:p>
          </table:table-cell>
          <table:table-cell table:style-name="ce1" office:value-type="float" office:value="0.000887471" calcext:value-type="float">
            <text:p>0.000887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00888505" calcext:value-type="float">
            <text:p>0.000888505</text:p>
          </table:table-cell>
          <table:table-cell table:style-name="ce1" office:value-type="float" office:value="0.000887471" calcext:value-type="float">
            <text:p>0.0008874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92845" calcext:value-type="float">
            <text:p>0.000892845</text:p>
          </table:table-cell>
          <table:table-cell table:style-name="ce1" office:value-type="float" office:value="0.000887471" calcext:value-type="float">
            <text:p>0.0008874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97665" calcext:value-type="float">
            <text:p>0.000897665</text:p>
          </table:table-cell>
          <table:table-cell table:style-name="ce1" office:value-type="float" office:value="0.000895785" calcext:value-type="float">
            <text:p>0.0008957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883153" calcext:value-type="float">
            <text:p>0.000883153</text:p>
          </table:table-cell>
          <table:table-cell table:style-name="ce1" office:value-type="float" office:value="0.000891608" calcext:value-type="float">
            <text:p>0.000891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901874" calcext:value-type="float">
            <text:p>0.000901874</text:p>
          </table:table-cell>
          <table:table-cell table:style-name="ce1" office:value-type="float" office:value="0.000895785" calcext:value-type="float">
            <text:p>0.0008957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881293" calcext:value-type="float">
            <text:p>0.000881293</text:p>
          </table:table-cell>
          <table:table-cell table:style-name="ce1" office:value-type="float" office:value="0.000875286" calcext:value-type="float">
            <text:p>0.000875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000921597" calcext:value-type="float">
            <text:p>0.000921597</text:p>
          </table:table-cell>
          <table:table-cell table:style-name="ce1" office:value-type="float" office:value="0.000908551" calcext:value-type="float">
            <text:p>0.0009085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2566" calcext:value-type="float">
            <text:p>0.0012566</text:p>
          </table:table-cell>
          <table:table-cell table:formula="of:=[.J27]" office:value-type="float" office:value="0.0012566" calcext:value-type="float">
            <text:p>0.00125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69.7" calcext:value-type="float">
            <text:p>-69.7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29234" calcext:value-type="float">
            <text:p>0.00129234</text:p>
          </table:table-cell>
          <table:table-cell table:formula="of:=[.J28]" office:value-type="float" office:value="0.00129234" calcext:value-type="float">
            <text:p>0.001292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31105" calcext:value-type="float">
            <text:p>0.00131105</text:p>
          </table:table-cell>
          <table:table-cell table:formula="of:=[.J29]" office:value-type="float" office:value="0.00131105" calcext:value-type="float">
            <text:p>0.00131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26285" calcext:value-type="float">
            <text:p>0.00126285</text:p>
          </table:table-cell>
          <table:table-cell table:formula="of:=[.J30]" office:value-type="float" office:value="0.00126285" calcext:value-type="float">
            <text:p>0.001262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28736" calcext:value-type="float">
            <text:p>0.00128736</text:p>
          </table:table-cell>
          <table:table-cell table:formula="of:=[.J31]" office:value-type="float" office:value="0.00128736" calcext:value-type="float">
            <text:p>0.00128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69.7" calcext:value-type="float">
            <text:p>69.7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28879" calcext:value-type="float">
            <text:p>0.00128879</text:p>
          </table:table-cell>
          <table:table-cell table:formula="of:=[.J32]" office:value-type="float" office:value="0.00128879" calcext:value-type="float">
            <text:p>0.001288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118.3" calcext:value-type="float">
            <text:p>118.3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26943" calcext:value-type="float">
            <text:p>0.00126943</text:p>
          </table:table-cell>
          <table:table-cell table:formula="of:=[.J33]" office:value-type="float" office:value="0.00126943" calcext:value-type="float">
            <text:p>0.001269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97.2" calcext:value-type="float">
            <text:p>-97.2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23783" calcext:value-type="float">
            <text:p>0.00123783</text:p>
          </table:table-cell>
          <table:table-cell table:formula="of:=[.J34]" office:value-type="float" office:value="0.00123783" calcext:value-type="float">
            <text:p>0.001237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60.362" calcext:value-type="float">
            <text:p>-60.362</text:p>
          </table:table-cell>
          <table:table-cell office:value-type="float" office:value="112.3" calcext:value-type="float">
            <text:p>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127639" calcext:value-type="float">
            <text:p>0.00127639</text:p>
          </table:table-cell>
          <table:table-cell table:formula="of:=[.J35]" office:value-type="float" office:value="0.00127639" calcext:value-type="float">
            <text:p>0.001276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17.425" calcext:value-type="float">
            <text:p>-17.425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126828" calcext:value-type="float">
            <text:p>0.00126828</text:p>
          </table:table-cell>
          <table:table-cell table:formula="of:=[.J36]" office:value-type="float" office:value="0.00126828" calcext:value-type="float">
            <text:p>0.001268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17.425" calcext:value-type="float">
            <text:p>17.425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12603" calcext:value-type="float">
            <text:p>0.0012603</text:p>
          </table:table-cell>
          <table:table-cell table:formula="of:=[.J37]" office:value-type="float" office:value="0.0012603" calcext:value-type="float">
            <text:p>0.0012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60.362" calcext:value-type="float">
            <text:p>60.362</text:p>
          </table:table-cell>
          <table:table-cell office:value-type="float" office:value="112.3" calcext:value-type="float">
            <text:p>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131271" calcext:value-type="float">
            <text:p>0.00131271</text:p>
          </table:table-cell>
          <table:table-cell table:formula="of:=[.J38]" office:value-type="float" office:value="0.00131271" calcext:value-type="float">
            <text:p>0.001312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97.2" calcext:value-type="float">
            <text:p>97.2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31355" calcext:value-type="float">
            <text:p>0.00131355</text:p>
          </table:table-cell>
          <table:table-cell table:formula="of:=[.J39]" office:value-type="float" office:value="0.00131355" calcext:value-type="float">
            <text:p>0.00131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73.928" calcext:value-type="float">
            <text:p>-73.928</text:p>
          </table:table-cell>
          <table:table-cell office:value-type="float" office:value="151.378" calcext:value-type="float">
            <text:p>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23794" calcext:value-type="float">
            <text:p>0.00123794</text:p>
          </table:table-cell>
          <table:table-cell table:formula="of:=[.J40]" office:value-type="float" office:value="0.00123794" calcext:value-type="float">
            <text:p>0.001237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4939" calcext:value-type="float">
            <text:p>0.00144939</text:p>
          </table:table-cell>
          <table:table-cell table:formula="of:=[.J41]" office:value-type="float" office:value="0.00144939" calcext:value-type="float">
            <text:p>0.00144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147.15" calcext:value-type="float">
            <text:p>14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1155" calcext:value-type="float">
            <text:p>0.00141155</text:p>
          </table:table-cell>
          <table:table-cell table:formula="of:=[.J42]" office:value-type="float" office:value="0.00141155" calcext:value-type="float">
            <text:p>0.001411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0412" calcext:value-type="float">
            <text:p>0.00140412</text:p>
          </table:table-cell>
          <table:table-cell table:formula="of:=[.J43]" office:value-type="float" office:value="0.00140412" calcext:value-type="float">
            <text:p>0.001404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73.928" calcext:value-type="float">
            <text:p>73.928</text:p>
          </table:table-cell>
          <table:table-cell office:value-type="float" office:value="151.378" calcext:value-type="float">
            <text:p>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5083" calcext:value-type="float">
            <text:p>0.00145083</text:p>
          </table:table-cell>
          <table:table-cell table:formula="of:=[.J44]" office:value-type="float" office:value="0.00145083" calcext:value-type="float">
            <text:p>0.001450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27.0595" calcext:value-type="float">
            <text:p>-27.0595</text:p>
          </table:table-cell>
          <table:table-cell office:value-type="float" office:value="178.438" calcext:value-type="float">
            <text:p>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062" calcext:value-type="float">
            <text:p>0.0014062</text:p>
          </table:table-cell>
          <table:table-cell table:formula="of:=[.J45]" office:value-type="float" office:value="0.0014062" calcext:value-type="float">
            <text:p>0.00140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27.0595" calcext:value-type="float">
            <text:p>27.0595</text:p>
          </table:table-cell>
          <table:table-cell office:value-type="float" office:value="178.438" calcext:value-type="float">
            <text:p>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2331" calcext:value-type="float">
            <text:p>0.00142331</text:p>
          </table:table-cell>
          <table:table-cell table:formula="of:=[.J46]" office:value-type="float" office:value="0.00142331" calcext:value-type="float">
            <text:p>0.001423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38377" calcext:value-type="float">
            <text:p>0.00138377</text:p>
          </table:table-cell>
          <table:table-cell table:formula="of:=[.J47]" office:value-type="float" office:value="0.00138377" calcext:value-type="float">
            <text:p>0.00138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69.7" calcext:value-type="float">
            <text:p>-69.7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43469" calcext:value-type="float">
            <text:p>0.00143469</text:p>
          </table:table-cell>
          <table:table-cell table:formula="of:=[.J48]" office:value-type="float" office:value="0.00143469" calcext:value-type="float">
            <text:p>0.001434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41457" calcext:value-type="float">
            <text:p>0.00141457</text:p>
          </table:table-cell>
          <table:table-cell table:formula="of:=[.J49]" office:value-type="float" office:value="0.00141457" calcext:value-type="float">
            <text:p>0.001414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37187" calcext:value-type="float">
            <text:p>0.00137187</text:p>
          </table:table-cell>
          <table:table-cell table:formula="of:=[.J50]" office:value-type="float" office:value="0.00137187" calcext:value-type="float">
            <text:p>0.001371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4929" calcext:value-type="float">
            <text:p>0.0014929</text:p>
          </table:table-cell>
          <table:table-cell table:formula="of:=[.J51]" office:value-type="float" office:value="0.0014929" calcext:value-type="float">
            <text:p>0.00149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69.7" calcext:value-type="float">
            <text:p>69.7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0.00145672" calcext:value-type="float">
            <text:p>0.00145672</text:p>
          </table:table-cell>
          <table:table-cell table:formula="of:=[.J52]" office:value-type="float" office:value="0.00145672" calcext:value-type="float">
            <text:p>0.001456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118.3" calcext:value-type="float">
            <text:p>118.3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3753" calcext:value-type="float">
            <text:p>0.00143753</text:p>
          </table:table-cell>
          <table:table-cell table:formula="of:=[.J53]" office:value-type="float" office:value="0.00143753" calcext:value-type="float">
            <text:p>0.001437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97.2" calcext:value-type="float">
            <text:p>-97.2</text:p>
          </table:table-cell>
          <table:table-cell office:value-type="float" office:value="-116.7" calcext:value-type="float">
            <text:p>-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140445" calcext:value-type="float">
            <text:p>0.00140445</text:p>
          </table:table-cell>
          <table:table-cell table:formula="of:=[.J54]" office:value-type="float" office:value="0.00140445" calcext:value-type="float">
            <text:p>0.001404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60.362" calcext:value-type="float">
            <text:p>-60.362</text:p>
          </table:table-cell>
          <table:table-cell office:value-type="float" office:value="-112.3" calcext:value-type="float">
            <text:p>-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0539188" calcext:value-type="float">
            <text:p>0.000539188</text:p>
          </table:table-cell>
          <table:table-cell table:formula="of:=[.J55]" office:value-type="float" office:value="0.000539188" calcext:value-type="float">
            <text:p>0.0005391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17.425" calcext:value-type="float">
            <text:p>-17.425</text:p>
          </table:table-cell>
          <table:table-cell office:value-type="float" office:value="-107.631" calcext:value-type="float">
            <text:p>-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0535295" calcext:value-type="float">
            <text:p>0.000535295</text:p>
          </table:table-cell>
          <table:table-cell table:formula="of:=[.J56]" office:value-type="float" office:value="0.000535295" calcext:value-type="float">
            <text:p>0.0005352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17.425" calcext:value-type="float">
            <text:p>17.425</text:p>
          </table:table-cell>
          <table:table-cell office:value-type="float" office:value="-107.631" calcext:value-type="float">
            <text:p>-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0550983" calcext:value-type="float">
            <text:p>0.000550983</text:p>
          </table:table-cell>
          <table:table-cell table:formula="of:=[.J57]" office:value-type="float" office:value="0.000550983" calcext:value-type="float">
            <text:p>0.0005509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60.362" calcext:value-type="float">
            <text:p>60.362</text:p>
          </table:table-cell>
          <table:table-cell office:value-type="float" office:value="-112.3" calcext:value-type="float">
            <text:p>-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053126" calcext:value-type="float">
            <text:p>0.00053126</text:p>
          </table:table-cell>
          <table:table-cell table:formula="of:=[.J58]" office:value-type="float" office:value="0.00053126" calcext:value-type="float">
            <text:p>0.00053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97.2" calcext:value-type="float">
            <text:p>97.2</text:p>
          </table:table-cell>
          <table:table-cell office:value-type="float" office:value="-116.7" calcext:value-type="float">
            <text:p>-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44984" calcext:value-type="float">
            <text:p>0.000544984</text:p>
          </table:table-cell>
          <table:table-cell table:formula="of:=[.J59]" office:value-type="float" office:value="0.000544984" calcext:value-type="float">
            <text:p>0.000544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73.928" calcext:value-type="float">
            <text:p>-73.928</text:p>
          </table:table-cell>
          <table:table-cell office:value-type="float" office:value="-151.378" calcext:value-type="float">
            <text:p>-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46973" calcext:value-type="float">
            <text:p>0.000546973</text:p>
          </table:table-cell>
          <table:table-cell table:formula="of:=[.J60]" office:value-type="float" office:value="0.000546973" calcext:value-type="float">
            <text:p>0.0005469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137.812" calcext:value-type="float">
            <text:p>-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40405" calcext:value-type="float">
            <text:p>0.000540405</text:p>
          </table:table-cell>
          <table:table-cell table:formula="of:=[.J61]" office:value-type="float" office:value="0.000540405" calcext:value-type="float">
            <text:p>0.0005404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-147.15" calcext:value-type="float">
            <text:p>-14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70587" calcext:value-type="float">
            <text:p>0.000570587</text:p>
          </table:table-cell>
          <table:table-cell table:formula="of:=[.J62]" office:value-type="float" office:value="0.000570587" calcext:value-type="float">
            <text:p>0.0005705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-137.812" calcext:value-type="float">
            <text:p>-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42264" calcext:value-type="float">
            <text:p>0.000542264</text:p>
          </table:table-cell>
          <table:table-cell table:formula="of:=[.J63]" office:value-type="float" office:value="0.000542264" calcext:value-type="float">
            <text:p>0.0005422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73.928" calcext:value-type="float">
            <text:p>73.928</text:p>
          </table:table-cell>
          <table:table-cell office:value-type="float" office:value="-151.378" calcext:value-type="float">
            <text:p>-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39482" calcext:value-type="float">
            <text:p>0.000539482</text:p>
          </table:table-cell>
          <table:table-cell table:formula="of:=[.J64]" office:value-type="float" office:value="0.000539482" calcext:value-type="float">
            <text:p>0.0005394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27.0595" calcext:value-type="float">
            <text:p>-27.0595</text:p>
          </table:table-cell>
          <table:table-cell office:value-type="float" office:value="-178.438" calcext:value-type="float">
            <text:p>-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46096" calcext:value-type="float">
            <text:p>0.000546096</text:p>
          </table:table-cell>
          <table:table-cell table:formula="of:=[.J65]" office:value-type="float" office:value="0.000546096" calcext:value-type="float">
            <text:p>0.0005460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27.0595" calcext:value-type="float">
            <text:p>27.0595</text:p>
          </table:table-cell>
          <table:table-cell office:value-type="float" office:value="-178.438" calcext:value-type="float">
            <text:p>-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000559717" calcext:value-type="float">
            <text:p>0.000559717</text:p>
          </table:table-cell>
          <table:table-cell table:formula="of:=[.J66]" office:value-type="float" office:value="0.000559717" calcext:value-type="float">
            <text:p>0.0005597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215.5" calcext:value-type="float">
            <text:p>-215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40421" calcext:value-type="float">
            <text:p>0.000640421</text:p>
          </table:table-cell>
          <table:table-cell table:formula="of:=[.J67]" office:value-type="float" office:value="0.000640421" calcext:value-type="float">
            <text:p>0.0006404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166.9" calcext:value-type="float">
            <text:p>-166.9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67932" calcext:value-type="float">
            <text:p>0.000667932</text:p>
          </table:table-cell>
          <table:table-cell table:formula="of:=[.J68]" office:value-type="float" office:value="0.000667932" calcext:value-type="float">
            <text:p>0.0006679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166.9" calcext:value-type="float">
            <text:p>166.9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1215" calcext:value-type="float">
            <text:p>0.000651215</text:p>
          </table:table-cell>
          <table:table-cell table:formula="of:=[.J69]" office:value-type="float" office:value="0.000651215" calcext:value-type="float">
            <text:p>0.0006512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15.5" calcext:value-type="float">
            <text:p>215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0567" calcext:value-type="float">
            <text:p>0.000650567</text:p>
          </table:table-cell>
          <table:table-cell table:formula="of:=[.J70]" office:value-type="float" office:value="0.000650567" calcext:value-type="float">
            <text:p>0.0006505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301.012" calcext:value-type="float">
            <text:p>-301.012</text:p>
          </table:table-cell>
          <table:table-cell office:value-type="float" office:value="214.133" calcext:value-type="float">
            <text:p>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4021" calcext:value-type="float">
            <text:p>0.000654021</text:p>
          </table:table-cell>
          <table:table-cell table:formula="of:=[.J71]" office:value-type="float" office:value="0.000654021" calcext:value-type="float">
            <text:p>0.0006540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252.393" calcext:value-type="float">
            <text:p>-252.393</text:p>
          </table:table-cell>
          <table:table-cell office:value-type="float" office:value="235.169" calcext:value-type="float">
            <text:p>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47755" calcext:value-type="float">
            <text:p>0.000647755</text:p>
          </table:table-cell>
          <table:table-cell table:formula="of:=[.J72]" office:value-type="float" office:value="0.000647755" calcext:value-type="float">
            <text:p>0.0006477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52.393" calcext:value-type="float">
            <text:p>252.393</text:p>
          </table:table-cell>
          <table:table-cell office:value-type="float" office:value="235.169" calcext:value-type="float">
            <text:p>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69808" calcext:value-type="float">
            <text:p>0.000669808</text:p>
          </table:table-cell>
          <table:table-cell table:formula="of:=[.J73]" office:value-type="float" office:value="0.000669808" calcext:value-type="float">
            <text:p>0.0006698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301.012" calcext:value-type="float">
            <text:p>301.012</text:p>
          </table:table-cell>
          <table:table-cell office:value-type="float" office:value="214.133" calcext:value-type="float">
            <text:p>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49558" calcext:value-type="float">
            <text:p>0.000649558</text:p>
          </table:table-cell>
          <table:table-cell table:formula="of:=[.J74]" office:value-type="float" office:value="0.000649558" calcext:value-type="float">
            <text:p>0.0006495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215.5" calcext:value-type="float">
            <text:p>-215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61141" calcext:value-type="float">
            <text:p>0.000661141</text:p>
          </table:table-cell>
          <table:table-cell table:formula="of:=[.J75]" office:value-type="float" office:value="0.000661141" calcext:value-type="float">
            <text:p>0.0006611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166.9" calcext:value-type="float">
            <text:p>-166.9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4012" calcext:value-type="float">
            <text:p>0.000654012</text:p>
          </table:table-cell>
          <table:table-cell table:formula="of:=[.J76]" office:value-type="float" office:value="0.000654012" calcext:value-type="float">
            <text:p>0.0006540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166.9" calcext:value-type="float">
            <text:p>166.9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71785" calcext:value-type="float">
            <text:p>0.000671785</text:p>
          </table:table-cell>
          <table:table-cell table:formula="of:=[.J77]" office:value-type="float" office:value="0.000671785" calcext:value-type="float">
            <text:p>0.0006717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15.5" calcext:value-type="float">
            <text:p>215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65415" calcext:value-type="float">
            <text:p>0.000665415</text:p>
          </table:table-cell>
          <table:table-cell table:formula="of:=[.J78]" office:value-type="float" office:value="0.000665415" calcext:value-type="float">
            <text:p>0.0006654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301.012" calcext:value-type="float">
            <text:p>-301.012</text:p>
          </table:table-cell>
          <table:table-cell office:value-type="float" office:value="-214.133" calcext:value-type="float">
            <text:p>-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4976" calcext:value-type="float">
            <text:p>0.000654976</text:p>
          </table:table-cell>
          <table:table-cell table:formula="of:=[.J79]" office:value-type="float" office:value="0.000654976" calcext:value-type="float">
            <text:p>0.0006549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252.393" calcext:value-type="float">
            <text:p>-252.393</text:p>
          </table:table-cell>
          <table:table-cell office:value-type="float" office:value="-235.169" calcext:value-type="float">
            <text:p>-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3886" calcext:value-type="float">
            <text:p>0.000653886</text:p>
          </table:table-cell>
          <table:table-cell table:formula="of:=[.J80]" office:value-type="float" office:value="0.000653886" calcext:value-type="float">
            <text:p>0.0006538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52.393" calcext:value-type="float">
            <text:p>252.393</text:p>
          </table:table-cell>
          <table:table-cell office:value-type="float" office:value="-235.169" calcext:value-type="float">
            <text:p>-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55567" calcext:value-type="float">
            <text:p>0.000655567</text:p>
          </table:table-cell>
          <table:table-cell table:formula="of:=[.J81]" office:value-type="float" office:value="0.000655567" calcext:value-type="float">
            <text:p>0.0006555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301.012" calcext:value-type="float">
            <text:p>301.012</text:p>
          </table:table-cell>
          <table:table-cell office:value-type="float" office:value="-214.133" calcext:value-type="float">
            <text:p>-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649916" calcext:value-type="float">
            <text:p>0.000649916</text:p>
          </table:table-cell>
          <table:table-cell table:formula="of:=[.J82]" office:value-type="float" office:value="0.000649916" calcext:value-type="float">
            <text:p>0.0006499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39.932" calcext:value-type="float">
            <text:p>-139.932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57362" calcext:value-type="float">
            <text:p>0.000557362</text:p>
          </table:table-cell>
          <table:table-cell table:formula="of:=[.J83]" office:value-type="float" office:value="0.000557362" calcext:value-type="float">
            <text:p>0.0005573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198.718" calcext:value-type="float">
            <text:p>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50055" calcext:value-type="float">
            <text:p>0.000550055</text:p>
          </table:table-cell>
          <table:table-cell table:formula="of:=[.J84]" office:value-type="float" office:value="0.000550055" calcext:value-type="float">
            <text:p>0.0005500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17.478" calcext:value-type="float">
            <text:p>217.4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0121" calcext:value-type="float">
            <text:p>0.00050121</text:p>
          </table:table-cell>
          <table:table-cell table:formula="of:=[.J85]" office:value-type="float" office:value="0.00050121" calcext:value-type="float">
            <text:p>0.000501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0.014" calcext:value-type="float">
            <text:p>70.014</text:p>
          </table:table-cell>
          <table:table-cell office:value-type="float" office:value="198.718" calcext:value-type="float">
            <text:p>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18147" calcext:value-type="float">
            <text:p>0.000518147</text:p>
          </table:table-cell>
          <table:table-cell table:formula="of:=[.J86]" office:value-type="float" office:value="0.000518147" calcext:value-type="float">
            <text:p>0.0005181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39778" calcext:value-type="float">
            <text:p>0.000539778</text:p>
          </table:table-cell>
          <table:table-cell table:formula="of:=[.J87]" office:value-type="float" office:value="0.000539778" calcext:value-type="float">
            <text:p>0.0005397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14.903" calcext:value-type="float">
            <text:p>-214.903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48182" calcext:value-type="float">
            <text:p>0.000548182</text:p>
          </table:table-cell>
          <table:table-cell table:formula="of:=[.J88]" office:value-type="float" office:value="0.000548182" calcext:value-type="float">
            <text:p>0.0005481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33.044" calcext:value-type="float">
            <text:p>-133.044</text:p>
          </table:table-cell>
          <table:table-cell office:value-type="float" office:value="210.494" calcext:value-type="float">
            <text:p>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45587" calcext:value-type="float">
            <text:p>0.000545587</text:p>
          </table:table-cell>
          <table:table-cell table:formula="of:=[.J89]" office:value-type="float" office:value="0.000545587" calcext:value-type="float">
            <text:p>0.0005455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48.6976" calcext:value-type="float">
            <text:p>-48.6976</text:p>
          </table:table-cell>
          <table:table-cell office:value-type="float" office:value="259.192" calcext:value-type="float">
            <text:p>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07506" calcext:value-type="float">
            <text:p>0.000507506</text:p>
          </table:table-cell>
          <table:table-cell table:formula="of:=[.J90]" office:value-type="float" office:value="0.000507506" calcext:value-type="float">
            <text:p>0.0005075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.6976" calcext:value-type="float">
            <text:p>48.6976</text:p>
          </table:table-cell>
          <table:table-cell office:value-type="float" office:value="259.192" calcext:value-type="float">
            <text:p>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11626" calcext:value-type="float">
            <text:p>0.000511626</text:p>
          </table:table-cell>
          <table:table-cell table:formula="of:=[.J91]" office:value-type="float" office:value="0.000511626" calcext:value-type="float">
            <text:p>0.0005116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210.494" calcext:value-type="float">
            <text:p>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1489" calcext:value-type="float">
            <text:p>0.00051489</text:p>
          </table:table-cell>
          <table:table-cell table:formula="of:=[.J92]" office:value-type="float" office:value="0.00051489" calcext:value-type="float">
            <text:p>0.000514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05332" calcext:value-type="float">
            <text:p>0.000505332</text:p>
          </table:table-cell>
          <table:table-cell table:formula="of:=[.J93]" office:value-type="float" office:value="0.000505332" calcext:value-type="float">
            <text:p>0.0005053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73.203" calcext:value-type="float">
            <text:p>-273.20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04664" calcext:value-type="float">
            <text:p>0.000504664</text:p>
          </table:table-cell>
          <table:table-cell table:formula="of:=[.J94]" office:value-type="float" office:value="0.000504664" calcext:value-type="float">
            <text:p>0.0005046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63.894" calcext:value-type="float">
            <text:p>-263.894</text:p>
          </table:table-cell>
          <table:table-cell office:value-type="float" office:value="172.91" calcext:value-type="float">
            <text:p>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12227" calcext:value-type="float">
            <text:p>0.000512227</text:p>
          </table:table-cell>
          <table:table-cell table:formula="of:=[.J95]" office:value-type="float" office:value="0.000512227" calcext:value-type="float">
            <text:p>0.0005122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04.385" calcext:value-type="float">
            <text:p>-204.385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18939" calcext:value-type="float">
            <text:p>0.000518939</text:p>
          </table:table-cell>
          <table:table-cell table:formula="of:=[.J96]" office:value-type="float" office:value="0.000518939" calcext:value-type="float">
            <text:p>0.0005189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18.139" calcext:value-type="float">
            <text:p>-118.139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516268" calcext:value-type="float">
            <text:p>0.000516268</text:p>
          </table:table-cell>
          <table:table-cell table:formula="of:=[.J97]" office:value-type="float" office:value="0.000516268" calcext:value-type="float">
            <text:p>0.0005162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13.728" calcext:value-type="float">
            <text:p>313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852" calcext:value-type="float">
            <text:p>0.000129852</text:p>
          </table:table-cell>
          <table:table-cell table:formula="of:=[.J98]" office:value-type="float" office:value="0.000129852" calcext:value-type="float">
            <text:p>0.0001298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212" calcext:value-type="float">
            <text:p>0.000131212</text:p>
          </table:table-cell>
          <table:table-cell table:formula="of:=[.J99]" office:value-type="float" office:value="0.000131212" calcext:value-type="float">
            <text:p>0.0001312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4.385" calcext:value-type="float">
            <text:p>204.385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759" calcext:value-type="float">
            <text:p>0.000132759</text:p>
          </table:table-cell>
          <table:table-cell table:formula="of:=[.J100]" office:value-type="float" office:value="0.000132759" calcext:value-type="float">
            <text:p>0.0001327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63.894" calcext:value-type="float">
            <text:p>263.894</text:p>
          </table:table-cell>
          <table:table-cell office:value-type="float" office:value="172.91" calcext:value-type="float">
            <text:p>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197" calcext:value-type="float">
            <text:p>0.000131197</text:p>
          </table:table-cell>
          <table:table-cell table:formula="of:=[.J101]" office:value-type="float" office:value="0.000131197" calcext:value-type="float">
            <text:p>0.000131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0307" calcext:value-type="float">
            <text:p>0.000130307</text:p>
          </table:table-cell>
          <table:table-cell table:formula="of:=[.J102]" office:value-type="float" office:value="0.000130307" calcext:value-type="float">
            <text:p>0.0001303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339.453" calcext:value-type="float">
            <text:p>-339.45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164" calcext:value-type="float">
            <text:p>0.000131164</text:p>
          </table:table-cell>
          <table:table-cell table:formula="of:=[.J103]" office:value-type="float" office:value="0.000131164" calcext:value-type="float">
            <text:p>0.0001311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323.857" calcext:value-type="float">
            <text:p>-323.857</text:p>
          </table:table-cell>
          <table:table-cell office:value-type="float" office:value="159.305" calcext:value-type="float">
            <text:p>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263" calcext:value-type="float">
            <text:p>0.000129263</text:p>
          </table:table-cell>
          <table:table-cell table:formula="of:=[.J104]" office:value-type="float" office:value="0.000129263" calcext:value-type="float">
            <text:p>0.0001292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01.103" calcext:value-type="float">
            <text:p>-201.103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641" calcext:value-type="float">
            <text:p>0.000131641</text:p>
          </table:table-cell>
          <table:table-cell table:formula="of:=[.J105]" office:value-type="float" office:value="0.000131641" calcext:value-type="float">
            <text:p>0.0001316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66.264" calcext:value-type="float">
            <text:p>-166.264</text:p>
          </table:table-cell>
          <table:table-cell office:value-type="float" office:value="365.428" calcext:value-type="float">
            <text:p>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631" calcext:value-type="float">
            <text:p>0.000129631</text:p>
          </table:table-cell>
          <table:table-cell table:formula="of:=[.J106]" office:value-type="float" office:value="0.000129631" calcext:value-type="float">
            <text:p>0.0001296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3.6089" calcext:value-type="float">
            <text:p>-73.6089</text:p>
          </table:table-cell>
          <table:table-cell office:value-type="float" office:value="352.162" calcext:value-type="float">
            <text:p>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767" calcext:value-type="float">
            <text:p>0.000131767</text:p>
          </table:table-cell>
          <table:table-cell table:formula="of:=[.J107]" office:value-type="float" office:value="0.000131767" calcext:value-type="float">
            <text:p>0.0001317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352.162" calcext:value-type="float">
            <text:p>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115" calcext:value-type="float">
            <text:p>0.000131115</text:p>
          </table:table-cell>
          <table:table-cell table:formula="of:=[.J108]" office:value-type="float" office:value="0.000131115" calcext:value-type="float">
            <text:p>0.0001311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66.264" calcext:value-type="float">
            <text:p>166.264</text:p>
          </table:table-cell>
          <table:table-cell office:value-type="float" office:value="365.428" calcext:value-type="float">
            <text:p>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44548" calcext:value-type="float">
            <text:p>0.000144548</text:p>
          </table:table-cell>
          <table:table-cell table:formula="of:=[.J109]" office:value-type="float" office:value="0.000144548" calcext:value-type="float">
            <text:p>0.0001445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1547" calcext:value-type="float">
            <text:p>0.000131547</text:p>
          </table:table-cell>
          <table:table-cell table:formula="of:=[.J110]" office:value-type="float" office:value="0.000131547" calcext:value-type="float">
            <text:p>0.0001315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23.857" calcext:value-type="float">
            <text:p>323.857</text:p>
          </table:table-cell>
          <table:table-cell office:value-type="float" office:value="159.305" calcext:value-type="float">
            <text:p>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571" calcext:value-type="float">
            <text:p>0.000132571</text:p>
          </table:table-cell>
          <table:table-cell table:formula="of:=[.J111]" office:value-type="float" office:value="0.000132571" calcext:value-type="float">
            <text:p>0.0001325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3191" calcext:value-type="float">
            <text:p>0.000133191</text:p>
          </table:table-cell>
          <table:table-cell table:formula="of:=[.J112]" office:value-type="float" office:value="0.000133191" calcext:value-type="float">
            <text:p>0.0001331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39.932" calcext:value-type="float">
            <text:p>-139.932</text:p>
          </table:table-cell>
          <table:table-cell office:value-type="float" office:value="-142.007" calcext:value-type="float">
            <text:p>-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7576" calcext:value-type="float">
            <text:p>0.000127576</text:p>
          </table:table-cell>
          <table:table-cell table:formula="of:=[.J113]" office:value-type="float" office:value="0.000127576" calcext:value-type="float">
            <text:p>0.0001275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-198.718" calcext:value-type="float">
            <text:p>-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0547" calcext:value-type="float">
            <text:p>0.000130547</text:p>
          </table:table-cell>
          <table:table-cell table:formula="of:=[.J114]" office:value-type="float" office:value="0.000130547" calcext:value-type="float">
            <text:p>0.0001305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217.478" calcext:value-type="float">
            <text:p>-217.4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8209" calcext:value-type="float">
            <text:p>0.000128209</text:p>
          </table:table-cell>
          <table:table-cell table:formula="of:=[.J115]" office:value-type="float" office:value="0.000128209" calcext:value-type="float">
            <text:p>0.0001282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0.014" calcext:value-type="float">
            <text:p>70.014</text:p>
          </table:table-cell>
          <table:table-cell office:value-type="float" office:value="-198.718" calcext:value-type="float">
            <text:p>-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08" calcext:value-type="float">
            <text:p>0.00013208</text:p>
          </table:table-cell>
          <table:table-cell table:formula="of:=[.J116]" office:value-type="float" office:value="0.00013208" calcext:value-type="float">
            <text:p>0.000132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-142.007" calcext:value-type="float">
            <text:p>-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839" calcext:value-type="float">
            <text:p>0.000132839</text:p>
          </table:table-cell>
          <table:table-cell table:formula="of:=[.J117]" office:value-type="float" office:value="0.000132839" calcext:value-type="float">
            <text:p>0.0001328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14.903" calcext:value-type="float">
            <text:p>-214.903</text:p>
          </table:table-cell>
          <table:table-cell office:value-type="float" office:value="-127.3" calcext:value-type="float">
            <text:p>-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7298" calcext:value-type="float">
            <text:p>0.000127298</text:p>
          </table:table-cell>
          <table:table-cell table:formula="of:=[.J118]" office:value-type="float" office:value="0.000127298" calcext:value-type="float">
            <text:p>0.0001272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33.044" calcext:value-type="float">
            <text:p>-133.044</text:p>
          </table:table-cell>
          <table:table-cell office:value-type="float" office:value="-210.494" calcext:value-type="float">
            <text:p>-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108" calcext:value-type="float">
            <text:p>0.000129108</text:p>
          </table:table-cell>
          <table:table-cell table:formula="of:=[.J119]" office:value-type="float" office:value="0.000129108" calcext:value-type="float">
            <text:p>0.000129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48.6976" calcext:value-type="float">
            <text:p>-48.6976</text:p>
          </table:table-cell>
          <table:table-cell office:value-type="float" office:value="-259.192" calcext:value-type="float">
            <text:p>-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4917" calcext:value-type="float">
            <text:p>0.000134917</text:p>
          </table:table-cell>
          <table:table-cell table:formula="of:=[.J120]" office:value-type="float" office:value="0.000134917" calcext:value-type="float">
            <text:p>0.0001349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.6976" calcext:value-type="float">
            <text:p>48.6976</text:p>
          </table:table-cell>
          <table:table-cell office:value-type="float" office:value="-259.192" calcext:value-type="float">
            <text:p>-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4458" calcext:value-type="float">
            <text:p>0.000134458</text:p>
          </table:table-cell>
          <table:table-cell table:formula="of:=[.J121]" office:value-type="float" office:value="0.000134458" calcext:value-type="float">
            <text:p>0.0001344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-210.494" calcext:value-type="float">
            <text:p>-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5501" calcext:value-type="float">
            <text:p>0.000125501</text:p>
          </table:table-cell>
          <table:table-cell table:formula="of:=[.J122]" office:value-type="float" office:value="0.000125501" calcext:value-type="float">
            <text:p>0.0001255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-127.3" calcext:value-type="float">
            <text:p>-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8145" calcext:value-type="float">
            <text:p>0.000128145</text:p>
          </table:table-cell>
          <table:table-cell table:formula="of:=[.J123]" office:value-type="float" office:value="0.000128145" calcext:value-type="float">
            <text:p>0.0001281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73.203" calcext:value-type="float">
            <text:p>-273.20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339" calcext:value-type="float">
            <text:p>0.000132339</text:p>
          </table:table-cell>
          <table:table-cell table:formula="of:=[.J124]" office:value-type="float" office:value="0.000132339" calcext:value-type="float">
            <text:p>0.0001323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63.894" calcext:value-type="float">
            <text:p>-263.89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855" calcext:value-type="float">
            <text:p>0.000132855</text:p>
          </table:table-cell>
          <table:table-cell table:formula="of:=[.J125]" office:value-type="float" office:value="0.000132855" calcext:value-type="float">
            <text:p>0.0001328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204.385" calcext:value-type="float">
            <text:p>-204.385</text:p>
          </table:table-cell>
          <table:table-cell office:value-type="float" office:value="-193.709" calcext:value-type="float">
            <text:p>-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9105" calcext:value-type="float">
            <text:p>0.000139105</text:p>
          </table:table-cell>
          <table:table-cell table:formula="of:=[.J126]" office:value-type="float" office:value="0.000139105" calcext:value-type="float">
            <text:p>0.000139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18.139" calcext:value-type="float">
            <text:p>-118.139</text:p>
          </table:table-cell>
          <table:table-cell office:value-type="float" office:value="-282.073" calcext:value-type="float">
            <text:p>-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0536" calcext:value-type="float">
            <text:p>0.000130536</text:p>
          </table:table-cell>
          <table:table-cell table:formula="of:=[.J127]" office:value-type="float" office:value="0.000130536" calcext:value-type="float">
            <text:p>0.0001305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313.728" calcext:value-type="float">
            <text:p>-313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0205" calcext:value-type="float">
            <text:p>0.000130205</text:p>
          </table:table-cell>
          <table:table-cell table:formula="of:=[.J128]" office:value-type="float" office:value="0.000130205" calcext:value-type="float">
            <text:p>0.0001302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-282.073" calcext:value-type="float">
            <text:p>-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0204" calcext:value-type="float">
            <text:p>0.000130204</text:p>
          </table:table-cell>
          <table:table-cell table:formula="of:=[.J129]" office:value-type="float" office:value="0.000130204" calcext:value-type="float">
            <text:p>0.0001302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4.385" calcext:value-type="float">
            <text:p>204.385</text:p>
          </table:table-cell>
          <table:table-cell office:value-type="float" office:value="-193.709" calcext:value-type="float">
            <text:p>-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938" calcext:value-type="float">
            <text:p>0.000132938</text:p>
          </table:table-cell>
          <table:table-cell table:formula="of:=[.J130]" office:value-type="float" office:value="0.000132938" calcext:value-type="float">
            <text:p>0.0001329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63.894" calcext:value-type="float">
            <text:p>263.89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3857" calcext:value-type="float">
            <text:p>0.000133857</text:p>
          </table:table-cell>
          <table:table-cell table:formula="of:=[.J131]" office:value-type="float" office:value="0.000133857" calcext:value-type="float">
            <text:p>0.0001338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359" calcext:value-type="float">
            <text:p>0.000129359</text:p>
          </table:table-cell>
          <table:table-cell table:formula="of:=[.J132]" office:value-type="float" office:value="0.000129359" calcext:value-type="float">
            <text:p>0.0001293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339.453" calcext:value-type="float">
            <text:p>-339.45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4546" calcext:value-type="float">
            <text:p>0.000134546</text:p>
          </table:table-cell>
          <table:table-cell table:formula="of:=[.J133]" office:value-type="float" office:value="0.000134546" calcext:value-type="float">
            <text:p>0.0001345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323.857" calcext:value-type="float">
            <text:p>-323.857</text:p>
          </table:table-cell>
          <table:table-cell office:value-type="float" office:value="-159.305" calcext:value-type="float">
            <text:p>-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8561" calcext:value-type="float">
            <text:p>0.000128561</text:p>
          </table:table-cell>
          <table:table-cell table:formula="of:=[.J134]" office:value-type="float" office:value="0.000128561" calcext:value-type="float">
            <text:p>0.000128561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-201.103" calcext:value-type="float">
            <text:p>-201.103</text:p>
          </table:table-cell>
          <table:table-cell table:style-name="ce1" office:value-type="float" office:value="-278.553" calcext:value-type="float">
            <text:p>-278.5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9.6" calcext:value-type="float">
            <text:p>609.6</text:p>
          </table:table-cell>
          <table:table-cell table:style-name="ce1" office:value-type="float" office:value="0.000137397" calcext:value-type="float">
            <text:p>0.000137397</text:p>
          </table:table-cell>
          <table:table-cell table:style-name="ce1" office:value-type="float" office:value="0.000136546" calcext:value-type="float">
            <text:p>0.0001365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166.264" calcext:value-type="float">
            <text:p>-166.264</text:p>
          </table:table-cell>
          <table:table-cell office:value-type="float" office:value="-365.428" calcext:value-type="float">
            <text:p>-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9181" calcext:value-type="float">
            <text:p>0.000139181</text:p>
          </table:table-cell>
          <table:table-cell table:formula="of:=[.J136]" office:value-type="float" office:value="0.000139181" calcext:value-type="float">
            <text:p>0.0001391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3.6089" calcext:value-type="float">
            <text:p>-73.6089</text:p>
          </table:table-cell>
          <table:table-cell office:value-type="float" office:value="-352.162" calcext:value-type="float">
            <text:p>-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444" calcext:value-type="float">
            <text:p>0.00013444</text:p>
          </table:table-cell>
          <table:table-cell table:formula="of:=[.J137]" office:value-type="float" office:value="0.00013444" calcext:value-type="float">
            <text:p>0.000134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-352.162" calcext:value-type="float">
            <text:p>-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8301" calcext:value-type="float">
            <text:p>0.000128301</text:p>
          </table:table-cell>
          <table:table-cell table:formula="of:=[.J138]" office:value-type="float" office:value="0.000128301" calcext:value-type="float">
            <text:p>0.0001283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66.264" calcext:value-type="float">
            <text:p>166.264</text:p>
          </table:table-cell>
          <table:table-cell office:value-type="float" office:value="-365.428" calcext:value-type="float">
            <text:p>-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58" calcext:value-type="float">
            <text:p>0.00012958</text:p>
          </table:table-cell>
          <table:table-cell table:formula="of:=[.J139]" office:value-type="float" office:value="0.00012958" calcext:value-type="float">
            <text:p>0.000129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-278.553" calcext:value-type="float">
            <text:p>-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29081" calcext:value-type="float">
            <text:p>0.000129081</text:p>
          </table:table-cell>
          <table:table-cell table:formula="of:=[.J140]" office:value-type="float" office:value="0.000129081" calcext:value-type="float">
            <text:p>0.0001290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23.857" calcext:value-type="float">
            <text:p>323.857</text:p>
          </table:table-cell>
          <table:table-cell office:value-type="float" office:value="-159.305" calcext:value-type="float">
            <text:p>-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2869" calcext:value-type="float">
            <text:p>0.000132869</text:p>
          </table:table-cell>
          <table:table-cell table:formula="of:=[.J141]" office:value-type="float" office:value="0.000132869" calcext:value-type="float">
            <text:p>0.0001328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  <table:table-cell office:value-type="float" office:value="0.000136463" calcext:value-type="float">
            <text:p>0.000136463</text:p>
          </table:table-cell>
          <table:table-cell table:formula="of:=[.J142]" office:value-type="float" office:value="0.000136463" calcext:value-type="float">
            <text:p>0.000136463</text:p>
          </table:table-cell>
        </table:table-row>
      </table:table>
      <table:named-expressions/>
      <table:database-ranges>
        <table:database-range table:name="__Anonymous_Sheet_DB__0" table:target-range-address="Sheet1.L3:Sheet1.N1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06:54.238966894</meta:creation-date>
    <dc:date>2019-04-28T14:52:04.995162707</dc:date>
    <meta:editing-duration>P1DT3H30M</meta:editing-duration>
    <meta:editing-cycles>2</meta:editing-cycles>
    <meta:generator>LibreOffice/5.0.6.2$Linux_X86_64 LibreOffice_project/00$Build-2</meta:generator>
    <meta:document-statistic meta:table-count="1" meta:cell-count="1542" meta:object-count="0"/>
  </office:meta>
</office:document-meta>
</file>